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Fontes de Pesquisa</text:p>
      <text:p text:style-name="P1"/>
      <text:p text:style-name="P2">App vídeo<text:line-break/><text:line-break/>Guia completo de instalação do flutter<text:line-break/><text:line-break/>https://youtu.be/wcO-Et_jpeo?si=KpIFs9GP01TDIgXI<text:line-break/><text:line-break/>Correção de erro<text:line-break/><text:line-break/>https://youtu.be/4jZ0NhjOc4Y?si=Q1nVXAHOvYRTfk-V<text:line-break/><text:line-break/>Como configurar a BIOS<text:line-break/> https://youtu.be/02ptHLmrcCU?si=HYuredcPE-H5Tp5s<text:line-break/><text:line-break/> Fn+F2 para entrar na BIOS<text:line-break/><text:line-break/> Criando um projeto <text:line-break/><text:line-break/>https://youtu.be/AI_QZ-LEh1I?si=2Czn218mHXpFY79T<text:line-break/><text:line-break/><text:line-break/>Executar o flutter no vscode<text:line-break/><text:line-break/>https://youtu.be/wHidyv6Y6s4?si=WUFnkijJoA_slpqh<text:line-break/><text:line-break/>Configurar meu emulador no vscode<text:line-break/><text:line-break/>https://youtu.be/nNjax4Z0EAM?si=wgTEbLny3DXC8Yzu<text:line-break/><text:line-break/></text:p>
      <text:p text:style-name="P2">Usando o gift<text:line-break/><text:line-break/>https://youtu.be/-6JwElEt49w?si=Sw2HPUE6cQOiHb05<text:line-break/><text:line-break/>https://youtu.be/Am46OOLgV4s?si=z4v00H_pzjvf2uiw<text:line-break/><text:line-break/>https://youtu.be/dn4fy0cee8E?si=dkM7Sz87R0wzASdV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3-10T19:07:57.41</meta:creation-date>
    <meta:document-statistic meta:table-count="0" meta:image-count="0" meta:object-count="0" meta:page-count="1" meta:paragraph-count="3" meta:word-count="48" meta:character-count="692"/>
    <dc:date>2024-03-10T19:15:33.38</dc:date>
    <meta:editing-duration>PT7M36S</meta:editing-duration>
    <meta:editing-cycles>1</meta:editing-cycles>
    <meta:generator>OpenOffice/4.1.14$Win32 OpenOffice.org_project/4114m1$Build-9811</meta:generator>
  </office:meta>
</office:document-meta>
</file>